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0ea37" officeooo:paragraph-rsid="0000ea37" style:font-size-asian="13.1000003814697pt" style:font-size-complex="15pt"/>
    </style:style>
    <style:style style:name="P2" style:family="paragraph" style:parent-style-name="Standard">
      <style:text-properties fo:font-size="15pt" officeooo:rsid="0000ea37" officeooo:paragraph-rsid="000435f0" style:font-size-asian="13.1000003814697pt" style:font-size-complex="15pt"/>
    </style:style>
    <style:style style:name="P3" style:family="paragraph" style:parent-style-name="Standard">
      <style:text-properties fo:font-size="15pt" officeooo:rsid="00024cc5" officeooo:paragraph-rsid="00024cc5" style:font-size-asian="13.1000003814697pt" style:font-size-complex="15pt"/>
    </style:style>
    <style:style style:name="P4" style:family="paragraph" style:parent-style-name="Standard">
      <style:text-properties fo:font-size="15pt" officeooo:rsid="000435f0" officeooo:paragraph-rsid="000435f0" style:font-size-asian="13.1000003814697pt" style:font-size-complex="15pt"/>
    </style:style>
    <style:style style:name="P5" style:family="paragraph" style:parent-style-name="Standard">
      <style:text-properties fo:font-size="45pt" officeooo:rsid="0000ea37" officeooo:paragraph-rsid="0000ea37" style:font-size-asian="45pt" style:font-size-complex="45pt"/>
    </style:style>
    <style:style style:name="P6" style:family="paragraph" style:parent-style-name="Title">
      <style:text-properties officeooo:rsid="0005be71" officeooo:paragraph-rsid="0005be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ESTION PROJET</text:p>
      <text:p text:style-name="P5"/>
      <text:p text:style-name="P1">2000 m²</text:p>
      <text:p text:style-name="P1">resto italien</text:p>
      <text:p text:style-name="P1">self service </text:p>
      <text:p text:style-name="P1"/>
      <text:p text:style-name="P1"/>
      <text:p text:style-name="P1">réduction attente </text:p>
      <text:p text:style-name="P1">app mobile :</text:p>
      <text:p text:style-name="P1">commande</text:p>
      <text:p text:style-name="P1">et livraison a un poind def</text:p>
      <text:p text:style-name="P1">pas achat (directement en magazin)</text:p>
      <text:p text:style-name="P1"/>
      <text:p text:style-name="P1"/>
      <text:p text:style-name="P3">premier sur le projet ( voir ailleur en fonction de nous)</text:p>
      <text:p text:style-name="P3"/>
      <text:p text:style-name="P3">le produit final ( prêt a l’utilisation )</text:p>
      <text:p text:style-name="P3"/>
      <text:p text:style-name="P3">tenologie a selectioner </text:p>
      <text:p text:style-name="P3"/>
      <text:p text:style-name="P3">pas d’ogmentation bujet </text:p>
      <text:p text:style-name="P3"/>
      <text:p text:style-name="P3">evolutiviter et modiv pour menu </text:p>
      <text:p text:style-name="P3"/>
      <text:p text:style-name="P4">Simplement de la réalisation </text:p>
      <text:p text:style-name="P4"/>
      <text:p text:style-name="P4">pas mise en place de secq </text:p>
      <text:p text:style-name="P4"/>
      <text:p text:style-name="P4"/>
      <text:p text:style-name="P3"/>
      <text:p text:style-name="P3"/>
      <text:p text:style-name="P3"/>
      <text:p text:style-name="P3"/>
      <text:p text:style-name="P1"/>
      <text:p text:style-name="P1"/>
      <text:p text:style-name="P1"><text:soft-page-break/></text:p>
      <text:p text:style-name="P1"/>
      <text:p text:style-name="P1"/>
      <text:p text:style-name="P3">bujet + comp </text:p>
      <text:p text:style-name="P1"/>
      <text:p text:style-name="P1">50ke</text:p>
      <text:p text:style-name="P1"/>
      <text:p text:style-name="P1">1 seul développent </text:p>
      <text:p text:style-name="P1">toute platfome </text:p>
      <text:p text:style-name="P1">+ matos serv ou abonment</text:p>
      <text:p text:style-name="P1"/>
      <text:p text:style-name="P1">6 mois </text:p>
      <text:p text:style-name="P1"/>
      <text:p text:style-name="P3">real de projet 3.5 mois </text:p>
      <text:p text:style-name="P3"/>
      <text:p text:style-name="P3">- 1 mois de mob 10 ke</text:p>
      <text:p text:style-name="P3"/>
      <text:p text:style-name="P3">- 500 e licencce</text:p>
      <text:p text:style-name="P3"/>
      <text:p text:style-name="P3">- 6 k e back + doner</text:p>
      <text:p text:style-name="P3"/>
      <text:p text:style-name="P3">- 60 e server ou serv local </text:p>
      <text:p text:style-name="P3"/>
      <text:p text:style-name="P3">total 28k.6 e + mon salire + 5 ke déventualite </text:p>
      <text:p text:style-name="P3">total apres le tout : 45k.6e ( benf de l’entre pr ca 5000 k ) </text:p>
      <text:p text:style-name="P1"/>
      <text:p text:style-name="P4">effectif / comp</text:p>
      <text:p text:style-name="P4"/>
      <text:p text:style-name="P4">2 dev mob </text:p>
      <text:p text:style-name="P4">1 dev back </text:p>
      <text:p text:style-name="P4">chef proj</text:p>
      <text:p text:style-name="P4">secu </text:p>
      <text:p text:style-name="P4"/>
      <text:p text:style-name="P4">langage : swift, java, requette sql + gestion doner </text:p>
      <text:p text:style-name="P4"/>
      <text:p text:style-name="P2"/>
      <text:p text:style-name="P6">ON GOOOOOOOOOO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5pt" officeooo:rsid="0000ea37" style:font-size-asian="13.1000003814697pt" style:font-size-complex="1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15:07:09.075267305</meta:creation-date>
    <dc:date>2020-03-09T15:47:29.173073096</dc:date>
    <meta:editing-duration>PT19M49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36" meta:word-count="160" meta:character-count="795" meta:non-whitespace-character-count="653"/>
  </office:meta>
</office:document-meta>
</file>